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0000002D01CAE4EFC3FBCB249.jpg" manifest:media-type="image/jpeg"/>
  <manifest:file-entry manifest:full-path="Pictures/1000000000000316000002016457F75F825ED90F.png" manifest:media-type="image/png"/>
  <manifest:file-entry manifest:full-path="Pictures/10000000000000C8000000AF495C810A1BBC8714.png" manifest:media-type="image/png"/>
  <manifest:file-entry manifest:full-path="Pictures/100000010000022F00000265F812F93E1EA367A6.png" manifest:media-type="image/png"/>
  <manifest:file-entry manifest:full-path="Pictures/100000000000026400000264D43879632674E714.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entury Gothic" svg:font-family="'Century Gothic'" style:font-pitch="variable"/>
    <style:font-face style:name="Century Gothic1" svg:font-family="'Century Gothic'"/>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3">
      <style:graphic-properties draw:stroke="none" svg:stroke-width="0cm" draw:fill="non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list-style-name="L4">
      <style:graphic-properties draw:stroke="none" svg:stroke-width="0cm" draw:fill="non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3">
      <style:graphic-properties draw:stroke="none" svg:stroke-width="0cm" draw:fill="non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5">
      <style:graphic-properties draw:stroke="none" svg:stroke-width="0cm" draw:fill="non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6">
      <style:graphic-properties draw:stroke="none" svg:stroke-width="0cm" draw:fill="non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3">
      <style:graphic-properties draw:stroke="none" svg:stroke-width="0cm" draw:fill="non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Diapositiva_20_de_20_título-title">
      <style:graphic-properties draw:stroke="none" svg:stroke-width="0cm" draw:fill="none" draw:textarea-horizontal-align="justify"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Diapositiva_20_de_20_título-subtitle">
      <style:graphic-properties draw:stroke="none" svg:stroke-width="0cm" draw:fill="none" draw:fill-color="#ffffff"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Diapositiva_20_de_20_título-notes">
      <style:graphic-properties draw:fill-color="#ffffff" fo:min-height="13.364cm"/>
      <style:paragraph-properties style:writing-mode="lr-tb"/>
    </style:style>
    <style:style style:name="pr4" style:family="presentation" style:parent-style-name="En_20_blanco-notes">
      <style:graphic-properties draw:fill-color="#ffffff" fo:min-height="13.364cm"/>
      <style:paragraph-properties style:writing-mode="lr-tb"/>
    </style:style>
    <style:style style:name="pr5" style:family="presentation" style:parent-style-name="En_20_blanco-title">
      <style:graphic-properties fo:min-height="3.18cm"/>
      <style:paragraph-properties style:writing-mode="lr-tb"/>
    </style:style>
    <style:style style:name="pr6" style:family="presentation" style:parent-style-name="En_20_blanco-outline1">
      <style:graphic-properties fo:min-height="10.798cm"/>
      <style:paragraph-properties style:writing-mode="lr-tb"/>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8pt"/>
    </style:style>
    <style:style style:name="P3" style:family="paragraph">
      <style:paragraph-properties fo:margin-left="0cm" fo:margin-right="0cm" fo:margin-top="0.148cm" fo:margin-bottom="0.212cm" fo:line-height="100%" fo:text-align="start"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127cm" fo:margin-bottom="0.212cm" fo:line-height="10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writing-mode="lr-tb" style:font-independent-line-spacing="true"/>
      <style:text-properties fo:font-size="21pt"/>
    </style:style>
    <style:style style:name="P6" style:family="paragraph">
      <loext:graphic-properties draw:fill="none"/>
      <style:paragraph-properties fo:text-align="start"/>
      <style:text-properties fo:font-size="18pt"/>
    </style:style>
    <style:style style:name="P7" style:family="paragraph">
      <loext:graphic-properties draw:fill-color="#ffffff"/>
      <style:paragraph-properties style:writing-mode="lr-tb"/>
    </style:style>
    <style:style style:name="P8"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0"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style:paragraph-properties style:writing-mode="lr-tb"/>
    </style:style>
    <style:style style:name="P14" style:family="paragraph">
      <style:text-properties fo:color="#355269" loext:opacity="100%" fo:font-size="32pt"/>
    </style:style>
    <style:style style:name="P15" style:family="paragraph">
      <loext:graphic-properties draw:fill-color="#ffffff"/>
    </style:style>
    <style:style style:name="T1" style:family="text">
      <style:text-properties fo:text-transform="uppercase" fo:color="#ffffff" loext:opacity="100%" style:text-outline="false" style:text-line-through-style="none" style:text-line-through-type="none" style:text-position="0% 100%" style:font-name="Century Gothic1" fo:font-size="48pt" fo:letter-spacing="normal" fo:language="es" fo:country="E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T2" style:family="text">
      <style:text-properties fo:text-transform="uppercase" fo:color="#ffffff" loext:opacity="100%" style:text-outline="false" style:text-line-through-style="none" style:text-line-through-type="none" style:text-position="0% 100%" style:font-name="Century Gothic1"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entury Gothic1" fo:font-size="21pt" fo:letter-spacing="normal" fo:language="es" fo:country="ES" fo:font-style="normal" style:text-underline-style="solid" style:text-underline-width="auto" style:text-underline-color="font-color" fo:font-weight="normal" fo:background-color="transparent" style:font-size-asian="21pt" style:font-style-asian="normal" style:font-weight-asian="normal" style:font-size-complex="21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Century Gothic1"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002060" loext:opacity="100%" style:text-outline="false" style:text-line-through-style="none" style:text-line-through-type="none" style:text-position="0% 100%" style:font-name="Century Gothic1" fo:font-size="32pt" fo:letter-spacing="normal" fo:language="es" fo:country="E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entury Gothic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Century Gothic1" fo:font-size="18pt" fo:letter-spacing="normal" fo:language="es" fo:country="ES" fo:font-style="normal" style:text-underline-style="solid" style:text-underline-width="auto" style:text-underline-color="font-color"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Century Gothic1" fo:font-size="18pt" fo:letter-spacing="normal" fo:language="es" fo:country="E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9" style:family="text">
      <style:text-properties fo:color="#ffffff" loext:opacity="100%"/>
    </style:style>
    <style:style style:name="T10" style:family="text">
      <style:text-properties fo:color="#355269" loext:opacity="100%"/>
    </style:style>
    <style:style style:name="T11" style:family="text">
      <style:text-properties fo:color="#000000" loext:opacity="1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ffffff" fo:font-size="80%"/>
      </text:list-level-style-number>
      <text:list-level-style-bullet text:level="2" text:bullet-char="">
        <style:list-level-properties text:space-before="1.27cm" text:min-label-width="0.953cm"/>
        <style:text-properties fo:font-family="Wingdings" style:font-pitch="variable" style:font-charset="x-symbol" fo:color="#ffffff" fo:font-size="8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206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794cm"/>
        <style:text-properties fo:font-family="Wingdings" style:font-pitch="variable" style:font-charset="x-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794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Comandos de voz&#10;" draw:style-name="dp1" draw:master-page-name="Diapositiva_20_de_20_título" presentation:presentation-page-layout-name="AL1T0">
        <draw:frame draw:name="Título 1" presentation:style-name="pr1" draw:text-style-name="P2" draw:layer="layout" svg:width="22.506cm" svg:height="5.437cm" svg:x="0.885cm" svg:y="0cm" presentation:class="title" presentation:user-transformed="true">
          <draw:text-box>
            <text:p text:style-name="P1"><text:span text:style-name="T1">Comandos de voz</text:span><text:span text:style-name="T2"><text:line-break/></text:span><text:span text:style-name="T2"/></text:p>
          </draw:text-box>
        </draw:frame>
        <draw:frame draw:name="Subtítulo 2" presentation:style-name="pr2" draw:text-style-name="P5" draw:layer="layout" svg:width="18.941cm" svg:height="5.408cm" svg:x="0.885cm" svg:y="11.855cm" presentation:class="subtitle" presentation:user-transformed="true">
          <draw:text-box>
            <text:p text:style-name="P3"><text:span text:style-name="T3">Integrantes: </text:span></text:p>
            <text:list text:style-name="L2">
              <text:list-item>
                <text:list>
                  <text:list-item>
                    <text:p text:style-name="P4"><text:span text:style-name="T4">Toledo, Octavio</text:span></text:p>
                  </text:list-item>
                  <text:list-item>
                    <text:p text:style-name="P4"><text:span text:style-name="T4">Colombo, Máximo</text:span></text:p>
                  </text:list-item>
                  <text:list-item>
                    <text:p text:style-name="P4"><text:span text:style-name="T4">Sacchetti, Bruno</text:span></text:p>
                  </text:list-item>
                </text:list>
              </text:list-item>
            </text:list>
          </draw:text-box>
        </draw:frame>
        <draw:frame draw:name="Picture 4" draw:style-name="gr1" draw:text-style-name="P6" draw:layer="layout" svg:width="7.361cm" svg:height="7.361cm" svg:x="5.582cm" svg:y="3.988cm">
          <draw:image xlink:href="Pictures/100000000000026400000264D43879632674E714.jpg" xlink:type="simple" xlink:show="embed" xlink:actuate="onLoad" draw:mime-type="image/jpeg">
            <text:p/>
          </draw:image>
          <svg:desc>https://cdn.discordapp.com/attachments/1015064824662736908/1098237961448996944/istockphoto-1468451954-612x612.jpg</svg:desc>
        </draw:frame>
        <presentation:notes draw:style-name="dp2">
          <draw:page-thumbnail draw:style-name="gr2" draw:layer="layout" svg:width="19.798cm" svg:height="11.136cm" svg:x="0.6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1" draw:master-page-name="En_20_blanco">
        <draw:custom-shape draw:name="CuadroTexto 1" draw:style-name="gr3" draw:text-style-name="P9" draw:layer="layout" svg:width="18.379cm" svg:height="2.957cm" svg:x="1.432cm" svg:y="0.6cm">
          <text:p text:style-name="P8"><text:span text:style-name="T5">¿Qué son los comandos de vo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2" draw:style-name="gr4" draw:text-style-name="P11" draw:layer="layout" svg:width="20.388cm" svg:height="11.679cm" svg:x="0.427cm" svg:y="3.385cm">
          <text:list text:style-name="L4">
            <text:list-item>
              <text:p text:style-name="P10"><text:span text:style-name="T4">Todos sabemos que los comandos de voz son una forma cada vez más popular de interactuar con dispositivos electrónicos y sistemas informáticos. Los usuarios pueden controlar y realizar acciones en sus dispositivos a través del habla, sin necesidad de usar las manos o la pantalla táctil. Estos comandos están disponibles en una variedad de dispositivos, como teléfonos inteligentes, altavoces inteligentes, televisores y automóviles. </text:span></text:p>
            </text:list-item>
            <text:list-item>
              <text:p text:style-name="P10"><text:span text:style-name="T4">Los sistemas de reconocimiento de voz utilizan algoritmos de procesamiento de lenguaje natural para interpretar los comandos de voz. La tecnología de reconocimiento de voz se ha vuelto más precisa a medida que ha evolucionado y ha ampliado su alcance para incluir a múltiples idiomas y dialectos.</text:span></text:p>
            </text:list-item>
          </text:list>
          <text:p text:style-name="P10"><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En_20_blanco">
        <draw:custom-shape draw:name="CuadroTexto 2" draw:style-name="gr5" draw:text-style-name="P9" draw:layer="layout" svg:width="19.326cm" svg:height="2.959cm" svg:x="0.693cm" svg:y="0.508cm">
          <text:p text:style-name="P8"><text:span text:style-name="T5">¿Cuál será la finalidad de nuestro proyec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 draw:style-name="gr6" draw:text-style-name="P11" draw:layer="layout" svg:width="22.259cm" svg:height="11.679cm" svg:x="0.693cm" svg:y="4.249cm">
          <text:list text:style-name="L5">
            <text:list-item>
              <text:p text:style-name="P10"><text:span text:style-name="T4">La idea detrás de este proyecto es aprovechar la tecnología de reconocimiento de voz para interactuar con nuestro ordenador de manera más eficiente y conveniente. En lugar de tener que abrir manualmente los programas o aplicaciones, podemos usar nuestra voz para hacerlo. </text:span></text:p>
            </text:list-item>
          </text:list>
          <text:p text:style-name="P10"><text:span text:style-name="T4"/></text:p>
          <text:list text:continue-numbering="true" text:style-name="L5">
            <text:list-item>
              <text:p text:style-name="P10"><text:span text:style-name="T4">Una vez que hemos configurado nuestros comandos de voz, podemos decir cosas como "Abrir Calculadora“, "Enviar un mensaje de WhatsApp“, “Abrir </text:span><text:span text:style-name="T7">YouTube</text:span><text:span text:style-name="T4">” para que nuestra computadora realice las acciones correspondientes. Esto es especialmente útil para personas con discapacidades o limitaciones físicas que pueden encontrar difícil utilizar un teclado o un mouse.</text:span></text:p>
            </text:list-item>
          </text:list>
          <text:p text:style-name="P10"><text:span text:style-name="T4"/></text:p>
          <text:list text:continue-numbering="true" text:style-name="L5">
            <text:list-item>
              <text:p text:style-name="P10"><text:span text:style-name="T4">En este proyecto se utilizará como sistema operativo: Linux.</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En_20_blanco">
        <draw:custom-shape draw:name="CuadroTexto 1" draw:style-name="gr7" draw:text-style-name="P11" draw:layer="layout" svg:width="16.601cm" svg:height="7.109cm" svg:x="0.602cm" svg:y="4.246cm">
          <text:p text:style-name="P10"><text:span text:style-name="T7">Lenguaje a utilizar:</text:span><text:span text:style-name="T4"> </text:span><text:span text:style-name="T8">Python</text:span><text:span text:style-name="T4"> y sus librerías correspondientes para llevar a cabo el proyecto.</text:span></text:p>
          <text:p text:style-name="P10"><text:span text:style-name="T4"/></text:p>
          <text:p text:style-name="P10"><text:span text:style-name="T7">Metodología a seguir:</text:span><text:span text:style-name="T4"> Metodología Scrum.</text:span></text:p>
          <text:p text:style-name="P10"><text:span text:style-name="T4"/></text:p>
          <text:p text:style-name="P10"><text:span text:style-name="T4">Se utilizará Linux, específicamente, Ubuntu para llevar a cabo el proyecto. </text:span></text:p>
          <text:p text:style-name="P10"><text:span text:style-name="T4"/></text:p>
          <text:p text:style-name="P10"><text:span text:style-name="T4">También se utilizará Git, GitHub y Ji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6" draw:layer="layout" svg:width="6.455cm" svg:height="7.074cm" svg:x="18.882cm" svg:y="0.708cm">
          <draw:image xlink:href="Pictures/100000010000022F00000265F812F93E1EA367A6.png" xlink:type="simple" xlink:show="embed" xlink:actuate="onLoad" draw:mime-type="image/png">
            <text:p/>
          </draw:image>
          <svg:desc>Historia de Python - Wikipedia, la enciclopedia libre</svg:desc>
        </draw:frame>
        <draw:frame draw:name="Picture 4" draw:style-name="gr1" draw:text-style-name="P6" draw:layer="layout" svg:width="8.562cm" svg:height="5.558cm" svg:x="3.375cm" svg:y="12.799cm">
          <draw:image xlink:href="Pictures/1000000000000316000002016457F75F825ED90F.png" xlink:type="simple" xlink:show="embed" xlink:actuate="onLoad" draw:mime-type="image/png">
            <text:p/>
          </draw:image>
          <svg:desc>Introducción a las metodologías ágiles</svg:desc>
        </draw:frame>
        <draw:frame draw:name="Picture 2" draw:style-name="gr1" draw:text-style-name="P6" draw:layer="layout" svg:width="11.459cm" svg:height="6.445cm" svg:x="18.525cm" svg:y="11.427cm">
          <draw:image xlink:href="Pictures/1000000000000500000002D01CAE4EFC3FBCB249.jpg" xlink:type="simple" xlink:show="embed" xlink:actuate="onLoad" draw:mime-type="image/jpeg">
            <text:p/>
          </draw:image>
          <svg:desc>Qué es GitHub y por qué es útil al aprender programación | HACK A BOSS</svg:desc>
        </draw:frame>
        <draw:custom-shape draw:name="CuadroTexto 3" draw:style-name="gr8" draw:text-style-name="P9" draw:layer="layout" svg:width="16.849cm" svg:height="2.959cm" svg:x="0.355cm" svg:y="0.425cm">
          <text:p text:style-name="P8"><text:span text:style-name="T5">Tecnologías a utilizar en el proyec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 draw:text-style-name="P6" draw:layer="layout" svg:width="5.291cm" svg:height="4.629cm" svg:x="27.338cm" svg:y="4.182cm">
          <draw:image xlink:href="Pictures/10000000000000C8000000AF495C810A1BBC8714.png" xlink:type="simple" xlink:show="embed" xlink:actuate="onLoad" draw:mime-type="image/png">
            <text:p/>
          </draw:image>
          <svg:desc>Formation Jira – Ambient IT</svg:desc>
        </draw:frame>
        <presentation:notes draw:style-name="dp2">
          <draw:page-thumbnail draw:style-name="gr2" draw:layer="layout" svg:width="19.798cm" svg:height="11.136cm" svg:x="0.6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En_20_blanco" presentation:presentation-page-layout-name="AL2T1">
        <draw:frame presentation:style-name="pr5" draw:text-style-name="P13" draw:layer="layout" svg:width="30.479cm" svg:height="3.18cm" svg:x="1.73cm" svg:y="0.76cm" presentation:class="title" presentation:user-transformed="true">
          <draw:text-box>
            <text:p text:style-name="P12"><text:span text:style-name="T5">EL ESTADO DEL ARTE</text:span></text:p>
          </draw:text-box>
        </draw:frame>
        <draw:frame presentation:style-name="pr6" draw:text-style-name="P13" draw:layer="layout" svg:width="30.479cm" svg:height="11.048cm" svg:x="1.693cm" svg:y="4.457cm" presentation:class="outline">
          <draw:text-box>
            <text:list text:style-name="L7">
              <text:list-item>
                <text:p><text:span text:style-name="T9">En el desarrollo del proyecto de comandos de voz para el manejo de Linux se ha utilizado ampliamente el lenguaje de programacion Python debido a su versatilidad y facilidad de uso. Ademas, la utilizacion de librerias como Speech_Recognition nos permite la transformacion de la voz de forma precisa, lo que facilito el desarrollo de sistemas de reconocimiento de voz en entornos Linux.</text:span></text:p>
              </text:list-item>
              <text:list-item>
                <text:p><text:span text:style-name="T9">En cuanto a proyectos relacionados, se ha observado una variedad de implementaciones exitosas en el campo, donde se destacan IAs con reconocimiento de voz, proyectos que han logrado desarrollar replicas de asistentes virtuales populares como SIRI.</text:span> </text:p>
              </text:list-item>
            </text:list>
          </draw:text-box>
        </draw:frame>
        <presentation:notes draw:style-name="dp2">
          <draw:page-thumbnail draw:style-name="gr2" draw:layer="layout" svg:width="19.798cm" svg:height="11.136cm" svg:x="0.6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En_20_blanco" presentation:presentation-page-layout-name="AL2T1">
        <draw:frame presentation:style-name="pr5" draw:text-style-name="P14" draw:layer="layout" svg:width="30.479cm" svg:height="3.18cm" svg:x="1.693cm" svg:y="0.76cm" presentation:class="title" presentation:user-transformed="true">
          <draw:text-box>
            <text:p text:style-name="P14"><text:span text:style-name="T10">BIBLIOGRAFIA</text:span></text:p>
          </draw:text-box>
        </draw:frame>
        <draw:frame presentation:style-name="pr6" draw:layer="layout" svg:width="30.479cm" svg:height="11.048cm" svg:x="1.693cm" svg:y="4.457cm" presentation:class="outline">
          <draw:text-box>
            <text:list text:style-name="L7">
              <text:list-item>
                <text:p><text:span text:style-name="T9">FUNCIONAMIENTO Y ESTUDIO de lenguaje Python.</text:span></text:p>
                <text:p/>
                <text:p><text:span text:style-name="T11">https://docs.python.org/es/3/reference/index.html</text:span></text:p>
                <text:p/>
              </text:list-item>
              <text:list-item>
                <text:p><text:span text:style-name="T9">OverAPI es una web que ofrece documentacion y explicacion para el estudio y </text:span><text:span text:style-name="T9">entendimiento de varias tecnologias.</text:span></text:p>
                <text:p/>
                <text:p><text:span text:style-name="T11">https://overapi.com/python</text:span></text:p>
              </text:list-item>
            </text:list>
          </draw:text-box>
        </draw:frame>
        <presentation:notes draw:style-name="dp2">
          <draw:page-thumbnail draw:style-name="gr2" draw:layer="layout" svg:width="19.798cm" svg:height="11.136cm" svg:x="0.6cm" svg:y="2.257cm" draw:page-number="6" presentation:class="page"/>
          <draw:frame presentation:style-name="pr4"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entury Gothic" svg:font-family="'Century Gothic'" style:font-pitch="variable"/>
    <style:font-face style:name="Century Gothic1" svg:font-family="'Century Gothic'"/>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gradient draw:name="msFillGradient_20_1" draw:display-name="msFillGradient 1" draw:style="linear" draw:start-color="#6bd1ec" draw:end-color="#06588e" draw:start-intensity="100%" draw:end-intensity="100%" draw:angle="348deg" draw:border="10%"/>
    <draw:gradient draw:name="msFillGradient_20_2" draw:display-name="msFillGradient 2" draw:style="linear" draw:start-color="#6bd1ec" draw:end-color="#06588e" draw:start-intensity="100%" draw:end-intensity="100%" draw:angle="348deg" draw:border="10%"/>
    <draw:gradient draw:name="msFillGradient_20_3" draw:display-name="msFillGradient 3" draw:style="linear" draw:start-color="#6bd1ec" draw:end-color="#06588e" draw:start-intensity="100%" draw:end-intensity="100%" draw:angle="348deg" draw:border="1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s" fo:country="A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de_20_título-background" style:display-name="Diapositiva de título-background" style:family="presentation">
      <style:graphic-properties draw:stroke="none" draw:fill="gradient" draw:fill-gradient-name="msFillGradient_20_1"/>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false" style:shrink-to-fit="true">
        <text:list-style style:name="Diapositiva_20_de_20_título-outline1" style:display-name="Diapositiva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4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3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2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En_20_blanco-background" style:display-name="En blanco-background" style:family="presentation">
      <style:graphic-properties draw:stroke="none" draw:fill="gradient" draw:fill-gradient-name="msFillGradient_20_2"/>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false" style:shrink-to-fit="true">
        <text:list-style style:name="En_20_blanco-outline1" style:display-name="En bl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En_20_blanco-outline2" style:display-name="En blanco-outline2" style:family="presentation" style:parent-style-name="En_20_blanco-outline1">
      <style:paragraph-properties fo:margin-top="0.4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En_20_blanco-outline3" style:display-name="En blanco-outline3" style:family="presentation" style:parent-style-name="En_20_blanco-outline2">
      <style:paragraph-properties fo:margin-top="0.3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En_20_blanco-outline4" style:display-name="En blanco-outline4" style:family="presentation" style:parent-style-name="En_20_blanco-outline3">
      <style:paragraph-properties fo:margin-top="0.2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En_20_blanco-outline5" style:display-name="En blanco-outline5" style:family="presentation" style:parent-style-name="En_20_blanco-outline4">
      <style:paragraph-properties fo:margin-top="0.1cm" fo:margin-bottom="0cm"/>
      <style:text-properties fo:font-size="20pt" style:font-size-asian="20pt" style:font-size-complex="20pt"/>
    </style:style>
    <style:style style:name="En_20_blanco-outline6" style:display-name="En blanco-outline6" style:family="presentation" style:parent-style-name="En_20_blanco-outline5">
      <style:paragraph-properties fo:margin-top="0.1cm" fo:margin-bottom="0cm"/>
      <style:text-properties fo:font-size="20pt" style:font-size-asian="20pt" style:font-size-complex="20pt"/>
    </style:style>
    <style:style style:name="En_20_blanco-outline7" style:display-name="En blanco-outline7" style:family="presentation" style:parent-style-name="En_20_blanco-outline6">
      <style:paragraph-properties fo:margin-top="0.1cm" fo:margin-bottom="0cm"/>
      <style:text-properties fo:font-size="20pt" style:font-size-asian="20pt" style:font-size-complex="20pt"/>
    </style:style>
    <style:style style:name="En_20_blanco-outline8" style:display-name="En blanco-outline8" style:family="presentation" style:parent-style-name="En_20_blanco-outline7">
      <style:paragraph-properties fo:margin-top="0.1cm" fo:margin-bottom="0cm"/>
      <style:text-properties fo:font-size="20pt" style:font-size-asian="20pt" style:font-size-complex="20pt"/>
    </style:style>
    <style:style style:name="En_20_blanco-outline9" style:display-name="En blanco-outline9" style:family="presentation" style:parent-style-name="En_20_blanco-outline8">
      <style:paragraph-properties fo:margin-top="0.1cm" fo:margin-bottom="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arjeta_20_de_20_nombre-background" style:display-name="Tarjeta de nombre-background" style:family="presentation">
      <style:graphic-properties draw:stroke="none" draw:fill="gradient" draw:fill-gradient-name="msFillGradient_20_3"/>
      <style:text-properties style:letter-kerning="true"/>
    </style:style>
    <style:style style:name="Tarjeta_20_de_20_nombre-backgroundobjects" style:display-name="Tarjeta de nombre-backgroundobjects" style:family="presentation">
      <style:graphic-properties draw:textarea-horizontal-align="justify" draw:shadow="hidden" draw:shadow-offset-x="0.2cm" draw:shadow-offset-y="0.2cm" draw:shadow-color="#808080"/>
      <style:text-properties style:letter-kerning="true"/>
    </style:style>
    <style:style style:name="Tarjeta_20_de_20_nombre-notes" style:display-name="Tarjeta de nomb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rjeta_20_de_20_nombre-outline1" style:display-name="Tarjeta de nombre-outline1" style:family="presentation">
      <style:graphic-properties draw:stroke="none" draw:fill="none" draw:auto-grow-height="false" draw:fit-to-size="false" style:shrink-to-fit="true">
        <text:list-style style:name="Tarjeta_20_de_20_nombre-outline1" style:display-name="Tarjeta de nomb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arjeta_20_de_20_nombre-outline2" style:display-name="Tarjeta de nombre-outline2" style:family="presentation" style:parent-style-name="Tarjeta_20_de_20_nombre-outline1">
      <style:paragraph-properties fo:margin-top="0.4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arjeta_20_de_20_nombre-outline3" style:display-name="Tarjeta de nombre-outline3" style:family="presentation" style:parent-style-name="Tarjeta_20_de_20_nombre-outline2">
      <style:paragraph-properties fo:margin-top="0.3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arjeta_20_de_20_nombre-outline4" style:display-name="Tarjeta de nombre-outline4" style:family="presentation" style:parent-style-name="Tarjeta_20_de_20_nombre-outline3">
      <style:paragraph-properties fo:margin-top="0.2cm" fo:margin-bottom="0cm" fo:line-height="100%" fo:text-align="start" style:punctuation-wrap="hanging" style:writing-mode="lr-tb"/>
      <style:text-properties fo:font-variant="normal" fo:text-transform="none" fo:color="#0f496f" loext:opacity="100%" style:text-outline="false" style:text-line-through-style="none" style:text-line-through-type="none" style:text-position="0% 100%" style:font-name="Century Gothic1"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arjeta_20_de_20_nombre-outline5" style:display-name="Tarjeta de nombre-outline5" style:family="presentation" style:parent-style-name="Tarjeta_20_de_20_nombre-outline4">
      <style:paragraph-properties fo:margin-top="0.1cm" fo:margin-bottom="0cm"/>
      <style:text-properties fo:font-size="20pt" style:font-size-asian="20pt" style:font-size-complex="20pt"/>
    </style:style>
    <style:style style:name="Tarjeta_20_de_20_nombre-outline6" style:display-name="Tarjeta de nombre-outline6" style:family="presentation" style:parent-style-name="Tarjeta_20_de_20_nombre-outline5">
      <style:paragraph-properties fo:margin-top="0.1cm" fo:margin-bottom="0cm"/>
      <style:text-properties fo:font-size="20pt" style:font-size-asian="20pt" style:font-size-complex="20pt"/>
    </style:style>
    <style:style style:name="Tarjeta_20_de_20_nombre-outline7" style:display-name="Tarjeta de nombre-outline7" style:family="presentation" style:parent-style-name="Tarjeta_20_de_20_nombre-outline6">
      <style:paragraph-properties fo:margin-top="0.1cm" fo:margin-bottom="0cm"/>
      <style:text-properties fo:font-size="20pt" style:font-size-asian="20pt" style:font-size-complex="20pt"/>
    </style:style>
    <style:style style:name="Tarjeta_20_de_20_nombre-outline8" style:display-name="Tarjeta de nombre-outline8" style:family="presentation" style:parent-style-name="Tarjeta_20_de_20_nombre-outline7">
      <style:paragraph-properties fo:margin-top="0.1cm" fo:margin-bottom="0cm"/>
      <style:text-properties fo:font-size="20pt" style:font-size-asian="20pt" style:font-size-complex="20pt"/>
    </style:style>
    <style:style style:name="Tarjeta_20_de_20_nombre-outline9" style:display-name="Tarjeta de nombre-outline9" style:family="presentation" style:parent-style-name="Tarjeta_20_de_20_nombre-outline8">
      <style:paragraph-properties fo:margin-top="0.1cm" fo:margin-bottom="0cm"/>
      <style:text-properties fo:font-size="20pt" style:font-size-asian="20pt" style:font-size-complex="20pt"/>
    </style:style>
    <style:style style:name="Tarjeta_20_de_20_nombre-subtitle" style:display-name="Tarjeta de nombre-subtitle" style:family="presentation">
      <style:graphic-properties draw:stroke="none" draw:fill="none" draw:textarea-vertical-align="middle">
        <text:list-style style:name="Tarjeta_20_de_20_nombre-subtitle" style:display-name="Tarjeta de nomb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rjeta_20_de_20_nombre-title" style:display-name="Tarjeta de nombre-title" style:family="presentation">
      <style:graphic-properties draw:stroke="none" draw:fill="none" draw:textarea-vertical-align="middle">
        <text:list-style style:name="Tarjeta_20_de_20_nombre-title" style:display-name="Tarjeta de nomb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26cm" svg:stroke-color="#ffffff" svg:stroke-linecap="round"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079cm" svg:stroke-color="#ffffff" svg:stroke-linecap="round"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solid" svg:stroke-width="0.035cm" svg:stroke-color="#ffffff" svg:stroke-linecap="round" draw:fill="none" draw:textarea-horizontal-align="center" draw:textarea-vertical-align="top" draw:auto-grow-height="false" fo:padding-top="0.125cm" fo:padding-bottom="0.125cm" fo:padding-left="0.25cm" fo:padding-right="0.25cm" fo:wrap-option="wrap"/>
    </style:style>
    <style:style style:name="Mgr6" style:family="graphic" style:parent-style-name="standard">
      <style:graphic-properties draw:stroke="solid" svg:stroke-width="0.088cm" svg:stroke-color="#ffffff" svg:stroke-linecap="round" draw:fill="none" draw:textarea-horizontal-align="center" draw:textarea-vertical-align="top" draw:auto-grow-height="false" fo:padding-top="0.125cm" fo:padding-bottom="0.125cm" fo:padding-left="0.25cm" fo:padding-right="0.25cm" fo:wrap-option="wrap"/>
    </style:style>
    <style:style style:name="Mpr1" style:family="presentation" style:parent-style-name="Diapositiva_20_de_20_título-title">
      <style:graphic-properties draw:stroke="none" svg:stroke-width="0cm" draw:fill="none" draw:textarea-horizontal-align="justify"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 style:family="presentation" style:parent-style-name="Diapositiva_20_de_20_título-backgroundobjects">
      <style:graphic-properties draw:stroke="none" svg:stroke-width="0cm" draw:fill="none" draw:fill-color="#ffffff"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a_20_de_20_título-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Diapositiva_20_de_20_título-backgroundobjects">
      <style:graphic-properties draw:stroke="none" draw:fill="none" draw:fill-color="#ffffff" draw:auto-grow-height="false" fo:min-height="1.485cm"/>
      <style:paragraph-properties style:writing-mode="lr-tb"/>
    </style:style>
    <style:style style:name="Mpr5" style:family="presentation" style:parent-style-name="Diapositiva_20_de_20_título-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En_20_blanco-backgroundobjects">
      <style:graphic-properties draw:stroke="none" svg:stroke-width="0cm" draw:fill="none" draw:fill-color="#ffffff"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En_20_blanco-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En_20_blanco-backgroundobjects">
      <style:graphic-properties draw:stroke="none" draw:fill="none" draw:fill-color="#ffffff" draw:auto-grow-height="false" fo:min-height="1.485cm"/>
      <style:paragraph-properties style:writing-mode="lr-tb"/>
    </style:style>
    <style:style style:name="Mpr9" style:family="presentation" style:parent-style-name="En_20_blanco-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arjeta_20_de_20_nombre-title">
      <style:graphic-properties draw:stroke="none" svg:stroke-width="0cm" draw:fill="none" draw:textarea-horizontal-align="justify"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1" style:family="presentation" style:parent-style-name="Tarjeta_20_de_20_nombre-outline1">
      <style:graphic-properties draw:stroke="none" svg:stroke-width="0cm" draw:fill="none" draw:textarea-horizontal-align="justify"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2" style:family="presentation" style:parent-style-name="Tarjeta_20_de_20_nombre-backgroundobjects">
      <style:graphic-properties draw:stroke="none" svg:stroke-width="0cm" draw:fill="none" draw:fill-color="#ffffff" draw:textarea-horizontal-align="justify"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arjeta_20_de_20_nombre-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4" style:family="presentation" style:parent-style-name="Tarjeta_20_de_20_nombre-backgroundobjects">
      <style:graphic-properties draw:stroke="none" draw:fill="none" draw:fill-color="#ffffff" draw:auto-grow-height="false" fo:min-height="1.485cm"/>
      <style:paragraph-properties style:writing-mode="lr-tb"/>
    </style:style>
    <style:style style:name="Mpr15" style:family="presentation" style:parent-style-name="Tarjeta_20_de_20_nombr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writing-mode="lr-tb" style:font-independent-line-spacing="true"/>
      <style:text-properties fo:font-size="48pt"/>
    </style:style>
    <style:style style:name="MP8"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9"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10" style:family="paragraph">
      <style:paragraph-properties fo:text-align="center" style:writing-mode="lr-tb"/>
      <style:text-properties fo:font-size="10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32pt" style:font-size-asian="14pt" style:font-size-complex="14pt" fo:hyphenate="false"/>
    </style:style>
    <style:style style:name="MP12" style:family="paragraph">
      <loext:graphic-properties draw:fill="none" draw:fill-color="#ffffff"/>
      <style:paragraph-properties fo:text-align="start" style:writing-mode="lr-tb" style:font-independent-line-spacing="true"/>
      <style:text-properties fo:font-size="32pt" style:font-size-asian="14pt" style:font-size-complex="14pt"/>
    </style:style>
    <style:style style:name="MP13" style:family="paragraph">
      <loext:graphic-properties draw:fill="none"/>
      <style:paragraph-properties fo:text-align="start" style:writing-mode="lr-tb" style:font-independent-line-spacing="true"/>
      <style:text-properties fo:font-size="32pt"/>
    </style:style>
    <style:style style:name="MP14" style:family="paragraph">
      <style:paragraph-properties fo:margin-left="0cm" fo:margin-right="0cm" fo:margin-top="0.141cm" fo:margin-bottom="0.212cm" fo:line-height="100%" fo:text-align="start" fo:text-indent="0cm" style:punctuation-wrap="hanging"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writing-mode="lr-tb" style:font-independent-line-spacing="true"/>
      <style:text-properties fo:font-size="20pt"/>
    </style:style>
    <style:style style:name="MT1" style:family="text">
      <style:text-properties fo:font-size="14pt" style:font-size-asian="14pt" style:font-size-complex="14pt"/>
    </style:style>
    <style:style style:name="MT2" style:family="text">
      <style:text-properties fo:text-transform="uppercase" fo:color="#ffffff" loext:opacity="100%" style:text-outline="false" style:text-line-through-style="none" style:text-line-through-type="none" style:text-position="0% 100%" style:font-name="Century Gothic1" fo:font-size="48pt" fo:letter-spacing="normal" fo:language="es" fo:country="E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MT3" style:family="text">
      <style:text-properties fo:font-variant="normal" fo:text-transform="none" fo:color="#0a304a" loext:opacity="100%" style:text-outline="false" style:text-line-through-style="none" style:text-line-through-type="none" style:text-position="0% 100%" style:font-name="Century Gothic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4" style:family="text">
      <style:text-properties fo:font-variant="normal" fo:text-transform="none" fo:color="#0a304a" loext:opacity="100%" style:text-outline="false" style:text-line-through-style="none" style:text-line-through-type="none" style:text-position="0% 100%" style:font-name="Century Gothic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5" style:family="text">
      <style:text-properties fo:text-transform="uppercase" fo:color="#ffffff" loext:opacity="100%" style:text-outline="false" style:text-line-through-style="none" style:text-line-through-type="none" style:text-position="0% 100%" style:font-name="Century Gothic1" fo:font-size="32pt" fo:letter-spacing="normal" fo:language="es" fo:country="E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6" style:family="text">
      <style:text-properties fo:font-variant="normal" fo:text-transform="none" fo:color="#0f496f" loext:opacity="100%" style:text-outline="false" style:text-line-through-style="none" style:text-line-through-type="none" style:text-position="0% 100%" style:font-name="Century Gothic1" fo:font-size="20pt" fo:letter-spacing="normal" fo:language="es" fo:country="ES" fo:font-style="normal" style:text-underline-style="none" fo:font-weight="normal" fo:background-color="transparent"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Diapositiva_20_de_20_título" style:display-name="Diapositiva de título" style:page-layout-name="PM1" draw:style-name="Mdp1">
      <draw:g draw:name="Group 6" drawooo:display="none">
        <draw:connector draw:name="Straight Connector 7" draw:style-name="Mgr3" draw:text-style-name="MP5" draw:layer="layout" draw:type="line" svg:x1="33.857cm" svg:y1="8.231cm" svg:x2="31.322cm" svg:y2="10.767cm" svg:d="M33857 8231l-2535 2536" svg:viewBox="0 0 2536 2537">
          <text:p/>
        </draw:connector>
        <draw:connector draw:name="Straight Connector 8" draw:style-name="Mgr3" draw:text-style-name="MP5" draw:layer="layout" draw:type="line" svg:x1="33.857cm" svg:y1="8.862cm" svg:x2="25.574cm" svg:y2="17.145cm" svg:d="M33857 8862l-8283 8283" svg:viewBox="0 0 8284 8284">
          <text:p/>
        </draw:connector>
        <draw:connector draw:name="Straight Connector 9" draw:style-name="Mgr3" draw:text-style-name="MP5" draw:layer="layout" draw:type="line" svg:x1="33.857cm" svg:y1="9.125cm" svg:x2="28.589cm" svg:y2="14.393cm" svg:d="M33857 9125l-5268 5268" svg:viewBox="0 0 5269 5269">
          <text:p/>
        </draw:connector>
        <draw:connector draw:name="Straight Connector 10" draw:style-name="Mgr4" draw:text-style-name="MP5" draw:layer="layout" draw:type="line" svg:x1="33.857cm" svg:y1="8.697cm" svg:x2="29.008cm" svg:y2="13.546cm" svg:d="M33857 8697l-4849 4849" svg:viewBox="0 0 4850 4850">
          <text:p/>
        </draw:connector>
        <draw:connector draw:name="Straight Connector 11" draw:style-name="Mgr4" draw:text-style-name="MP5" draw:layer="layout" draw:type="line" svg:x1="33.857cm" svg:y1="10.23cm" svg:x2="30.33cm" svg:y2="13.758cm" svg:d="M33857 10230l-3527 3528" svg:viewBox="0 0 3528 3529">
          <text:p/>
        </draw:connector>
      </draw:g>
      <draw:frame draw:name="Title 1" presentation:style-name="Mpr1" draw:text-style-name="MP7" draw:layer="backgroundobjects" svg:width="22.224cm" svg:height="8.254cm" svg:x="1.901cm" svg:y="1.905cm" presentation:class="title" presentation:user-transformed="true">
        <draw:text-box>
          <text:p text:style-name="MP6"><text:span text:style-name="MT2">Haga clic para modificar el estilo de título del patrón</text:span></text:p>
        </draw:text-box>
      </draw:frame>
      <draw:frame draw:name="Date Placeholder 3" presentation:style-name="Mpr2" draw:text-style-name="MP9" draw:layer="backgroundobjects" svg:width="4.444cm" svg:height="1.013cm" svg:x="27.512cm" svg:y="17.145cm" presentation:class="date-time" presentation:user-transformed="true">
        <draw:text-box>
          <text:p text:style-name="MP8"><text:span text:style-name="MT3"><presentation:date-time/></text:span></text:p>
        </draw:text-box>
      </draw:frame>
      <draw:frame draw:name="Footer Placeholder 4" presentation:style-name="Mpr2" draw:text-style-name="MP9" draw:layer="backgroundobjects" svg:width="20.954cm" svg:height="1.013cm" svg:x="1.901cm" svg:y="17.145cm" presentation:class="footer" presentation:user-transformed="true">
        <draw:text-box>
          <text:p text:style-name="MP10"><text:span text:style-name="MT1"><presentation:footer/></text:span></text:p>
        </draw:text-box>
      </draw:frame>
      <draw:frame draw:name="Slide Number Placeholder 5" presentation:style-name="Mpr3" draw:text-style-name="MP12" draw:layer="backgroundobjects" svg:width="3.172cm" svg:height="1.86cm" svg:x="28.787cm" svg:y="15.496cm" presentation:class="page-number" presentation:user-transformed="true">
        <draw:text-box>
          <text:p text:style-name="MP11"><text:span text:style-name="MT4"><text:page-number>&lt;número&gt;</text:page-number></text:span></text:p>
        </draw:text-box>
      </draw:frame>
      <draw:connector draw:name="Straight Connector 15" draw:style-name="Mgr5" draw:text-style-name="MP5" draw:layer="backgroundobjects" draw:type="line" svg:x1="33.438cm" svg:y1="0.023cm" svg:x2="22.855cm" svg:y2="10.606cm" svg:d="M33438 23l-10583 10583" svg:viewBox="0 0 10584 10584">
        <text:p/>
      </draw:connector>
      <draw:connector draw:name="Straight Connector 16" draw:style-name="Mgr5" draw:text-style-name="MP5" draw:layer="backgroundobjects" draw:type="line" svg:x1="33.857cm" svg:y1="0.254cm" svg:x2="16.967cm" svg:y2="17.145cm" svg:d="M33857 254l-16890 16891" svg:viewBox="0 0 16891 16892">
        <text:p/>
      </draw:connector>
      <draw:connector draw:name="Straight Connector 18" draw:style-name="Mgr5" draw:text-style-name="MP5" draw:layer="backgroundobjects" draw:type="line" svg:x1="33.857cm" svg:y1="0.635cm" svg:x2="20.099cm" svg:y2="14.393cm" svg:d="M33857 635l-13758 13758" svg:viewBox="0 0 13759 13759">
        <text:p/>
      </draw:connector>
      <draw:connector draw:name="Straight Connector 20" draw:style-name="Mgr6" draw:text-style-name="MP5" draw:layer="backgroundobjects" draw:type="line" svg:x1="33.857cm" svg:y1="0.089cm" svg:x2="20.377cm" svg:y2="13.57cm" svg:d="M33857 89l-13480 13481" svg:viewBox="0 0 13481 13482">
        <text:p/>
      </draw:connector>
      <draw:connector draw:name="Straight Connector 22" draw:style-name="Mgr6" draw:text-style-name="MP5" draw:layer="backgroundobjects" draw:type="line" svg:x1="33.857cm" svg:y1="1.693cm" svg:x2="21.792cm" svg:y2="13.758cm" svg:d="M33857 1693l-12065 12065" svg:viewBox="0 0 12066 12066">
        <text:p/>
      </draw:connector>
      <draw:frame presentation:style-name="Diapositiva_20_de_20_título-outline1" draw:layer="backgroundobjects" svg:width="30.479cm" svg:height="11.048cm" svg:x="1.693cm" svg:y="4.457cm" presentation:class="outline" presentation:placeholder="true">
        <draw:text-box/>
      </draw:frame>
      <presentation:notes style:page-layout-name="PM0">
        <draw:page-thumbnail presentation:style-name="Diapositiva_20_de_20_título-title" draw:layer="backgroundobjects" svg:width="19.798cm" svg:height="11.136cm" svg:x="0.6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En_20_blanco" style:display-name="En blanco" style:page-layout-name="PM1" draw:style-name="Mdp2">
      <draw:g draw:name="Group 6">
        <draw:connector draw:name="Straight Connector 7" draw:style-name="Mgr3" draw:text-style-name="MP5" draw:layer="layout" draw:type="line" svg:x1="33.857cm" svg:y1="8.231cm" svg:x2="31.322cm" svg:y2="10.767cm" svg:d="M33857 8231l-2535 2536" svg:viewBox="0 0 2536 2537">
          <text:p/>
        </draw:connector>
        <draw:connector draw:name="Straight Connector 8" draw:style-name="Mgr3" draw:text-style-name="MP5" draw:layer="layout" draw:type="line" svg:x1="33.857cm" svg:y1="8.862cm" svg:x2="25.574cm" svg:y2="17.145cm" svg:d="M33857 8862l-8283 8283" svg:viewBox="0 0 8284 8284">
          <text:p/>
        </draw:connector>
        <draw:connector draw:name="Straight Connector 9" draw:style-name="Mgr3" draw:text-style-name="MP5" draw:layer="layout" draw:type="line" svg:x1="33.857cm" svg:y1="9.125cm" svg:x2="28.589cm" svg:y2="14.393cm" svg:d="M33857 9125l-5268 5268" svg:viewBox="0 0 5269 5269">
          <text:p/>
        </draw:connector>
        <draw:connector draw:name="Straight Connector 10" draw:style-name="Mgr4" draw:text-style-name="MP5" draw:layer="layout" draw:type="line" svg:x1="33.857cm" svg:y1="8.697cm" svg:x2="29.008cm" svg:y2="13.546cm" svg:d="M33857 8697l-4849 4849" svg:viewBox="0 0 4850 4850">
          <text:p/>
        </draw:connector>
        <draw:connector draw:name="Straight Connector 11" draw:style-name="Mgr4" draw:text-style-name="MP5" draw:layer="layout" draw:type="line" svg:x1="33.857cm" svg:y1="10.23cm" svg:x2="30.33cm" svg:y2="13.758cm" svg:d="M33857 10230l-3527 3528" svg:viewBox="0 0 3528 3529">
          <text:p/>
        </draw:connector>
      </draw:g>
      <draw:frame draw:name="Date Placeholder 1" presentation:style-name="Mpr6" draw:text-style-name="MP9" draw:layer="backgroundobjects" svg:width="4.444cm" svg:height="1.013cm" svg:x="27.512cm" svg:y="17.145cm" presentation:class="date-time" presentation:user-transformed="true">
        <draw:text-box>
          <text:p text:style-name="MP8"><text:span text:style-name="MT3"><presentation:date-time/></text:span></text:p>
        </draw:text-box>
      </draw:frame>
      <draw:frame draw:name="Footer Placeholder 2" presentation:style-name="Mpr6" draw:text-style-name="MP9" draw:layer="backgroundobjects" svg:width="20.954cm" svg:height="1.013cm" svg:x="1.901cm" svg:y="17.145cm" presentation:class="footer" presentation:user-transformed="true">
        <draw:text-box>
          <text:p text:style-name="MP10"><text:span text:style-name="MT1"><presentation:footer/></text:span></text:p>
        </draw:text-box>
      </draw:frame>
      <draw:frame draw:name="Slide Number Placeholder 3" presentation:style-name="Mpr7" draw:text-style-name="MP12" draw:layer="backgroundobjects" svg:width="3.172cm" svg:height="1.86cm" svg:x="28.787cm" svg:y="15.496cm" presentation:class="page-number" presentation:user-transformed="true">
        <draw:text-box>
          <text:p text:style-name="MP11"><text:span text:style-name="MT4"><text:page-number>&lt;número&gt;</text:page-number></text:span></text:p>
        </draw:text-box>
      </draw:frame>
      <draw:frame presentation:style-name="En_20_blanco-title" draw:layer="backgroundobjects" svg:width="30.479cm" svg:height="3.18cm" svg:x="1.693cm" svg:y="0.76cm" presentation:class="title" presentation:placeholder="true">
        <draw:text-box/>
      </draw:frame>
      <draw:frame presentation:style-name="En_20_blanco-outline1" draw:layer="backgroundobjects" svg:width="30.479cm" svg:height="11.048cm" svg:x="1.693cm" svg:y="4.457cm" presentation:class="outline" presentation:placeholder="true">
        <draw:text-box/>
      </draw:frame>
      <presentation:notes style:page-layout-name="PM0">
        <draw:page-thumbnail presentation:style-name="En_20_blanco-title" draw:layer="backgroundobjects" svg:width="19.798cm" svg:height="11.136cm" svg:x="0.6cm" svg:y="2.257cm" presentation:class="page"/>
        <draw:frame presentation:style-name="En_20_blanco-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rjeta_20_de_20_nombre" style:display-name="Tarjeta de nombre" style:page-layout-name="PM1" draw:style-name="Mdp3">
      <draw:g draw:name="Group 6">
        <draw:connector draw:name="Straight Connector 7" draw:style-name="Mgr3" draw:text-style-name="MP5" draw:layer="layout" draw:type="line" svg:x1="33.857cm" svg:y1="8.231cm" svg:x2="31.322cm" svg:y2="10.767cm" svg:d="M33857 8231l-2535 2536" svg:viewBox="0 0 2536 2537">
          <text:p/>
        </draw:connector>
        <draw:connector draw:name="Straight Connector 8" draw:style-name="Mgr3" draw:text-style-name="MP5" draw:layer="layout" draw:type="line" svg:x1="33.857cm" svg:y1="8.862cm" svg:x2="25.574cm" svg:y2="17.145cm" svg:d="M33857 8862l-8283 8283" svg:viewBox="0 0 8284 8284">
          <text:p/>
        </draw:connector>
        <draw:connector draw:name="Straight Connector 9" draw:style-name="Mgr3" draw:text-style-name="MP5" draw:layer="layout" draw:type="line" svg:x1="33.857cm" svg:y1="9.125cm" svg:x2="28.589cm" svg:y2="14.393cm" svg:d="M33857 9125l-5268 5268" svg:viewBox="0 0 5269 5269">
          <text:p/>
        </draw:connector>
        <draw:connector draw:name="Straight Connector 10" draw:style-name="Mgr4" draw:text-style-name="MP5" draw:layer="layout" draw:type="line" svg:x1="33.857cm" svg:y1="8.697cm" svg:x2="29.008cm" svg:y2="13.546cm" svg:d="M33857 8697l-4849 4849" svg:viewBox="0 0 4850 4850">
          <text:p/>
        </draw:connector>
        <draw:connector draw:name="Straight Connector 11" draw:style-name="Mgr4" draw:text-style-name="MP5" draw:layer="layout" draw:type="line" svg:x1="33.857cm" svg:y1="10.23cm" svg:x2="30.33cm" svg:y2="13.758cm" svg:d="M33857 10230l-3527 3528" svg:viewBox="0 0 3528 3529">
          <text:p/>
        </draw:connector>
      </draw:g>
      <draw:frame draw:name="Title 1" presentation:style-name="Mpr10" draw:text-style-name="MP13" draw:layer="backgroundobjects" svg:width="23.706cm" svg:height="4.714cm" svg:x="1.901cm" svg:y="9.525cm" presentation:class="title" presentation:user-transformed="true">
        <draw:text-box>
          <text:p text:style-name="MP6"><text:span text:style-name="MT5">Haga clic para modificar el estilo de título del patrón</text:span></text:p>
        </draw:text-box>
      </draw:frame>
      <draw:frame draw:name="Text Placeholder 2" presentation:style-name="Mpr11" draw:text-style-name="MP15" draw:layer="backgroundobjects" svg:width="23.71cm" svg:height="2.389cm" svg:x="1.901cm" svg:y="14.258cm" presentation:class="outline" presentation:user-transformed="true">
        <draw:text-box>
          <text:list text:style-name="ML3">
            <text:list-item>
              <text:p text:style-name="MP14"><text:span text:style-name="MT6">Editar el estilo de texto del patrón</text:span></text:p>
            </text:list-item>
          </text:list>
        </draw:text-box>
      </draw:frame>
      <draw:frame draw:name="Date Placeholder 3" presentation:style-name="Mpr12" draw:text-style-name="MP9" draw:layer="backgroundobjects" svg:width="4.444cm" svg:height="1.013cm" svg:x="27.512cm" svg:y="17.145cm" presentation:class="date-time" presentation:user-transformed="true">
        <draw:text-box>
          <text:p text:style-name="MP8"><text:span text:style-name="MT3"><presentation:date-time/></text:span></text:p>
        </draw:text-box>
      </draw:frame>
      <draw:frame draw:name="Footer Placeholder 4" presentation:style-name="Mpr12" draw:text-style-name="MP9" draw:layer="backgroundobjects" svg:width="20.954cm" svg:height="1.013cm" svg:x="1.901cm" svg:y="17.145cm" presentation:class="footer" presentation:user-transformed="true">
        <draw:text-box>
          <text:p text:style-name="MP10"><text:span text:style-name="MT1"><presentation:footer/></text:span></text:p>
        </draw:text-box>
      </draw:frame>
      <draw:frame draw:name="Slide Number Placeholder 5" presentation:style-name="Mpr13" draw:text-style-name="MP12" draw:layer="backgroundobjects" svg:width="3.172cm" svg:height="1.86cm" svg:x="28.787cm" svg:y="15.496cm" presentation:class="page-number" presentation:user-transformed="true">
        <draw:text-box>
          <text:p text:style-name="MP11"><text:span text:style-name="MT4"><text:page-number>&lt;número&gt;</text:page-number></text:span></text:p>
        </draw:text-box>
      </draw:frame>
      <presentation:notes style:page-layout-name="PM0">
        <draw:page-thumbnail presentation:style-name="Tarjeta_20_de_20_nombre-title" draw:layer="backgroundobjects" svg:width="19.798cm" svg:height="11.136cm" svg:x="0.6cm" svg:y="2.257cm" presentation:class="page"/>
        <draw:frame presentation:style-name="Tarjeta_20_de_20_nombr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omandos de voz</dc:title>
    <meta:initial-creator>Usuario</meta:initial-creator>
    <meta:editing-cycles>16</meta:editing-cycles>
    <meta:creation-date>2023-04-10T20:00:30</meta:creation-date>
    <dc:date>2023-05-24T12:21:21.300694970</dc:date>
    <meta:editing-duration>PT4H45M30S</meta:editing-duration>
    <meta:generator>LibreOffice/7.3.7.2$Linux_X86_64 LibreOffice_project/30$Build-2</meta:generator>
    <meta:document-statistic meta:object-count="95"/>
    <meta:user-defined meta:name="AppVersion">16.0000</meta:user-defined>
    <meta:user-defined meta:name="PresentationFormat">Panorámica</meta:user-defined>
    <meta:user-defined meta:name="Slides" meta:value-type="float">6</meta:user-defined>
    <meta:template xlink:type="simple" xlink:actuate="onRequest" xlink:title="TM02900771[[fn=Segmento]]" xlink:href=""/>
  </office:meta>
</office:document-meta>
</file>